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5">
      <number:fraction number:min-integer-digits="0" number:min-numerator-digits="1" loext:max-numerator-digits="1" number:min-denominator-digits="1" number:max-denominator-value="9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 style:data-style-name="N85"/>
    <style:style style:name="ce5" style:family="table-cell" style:parent-style-name="Default" style:data-style-name="N11"/>
    <style:style style:name="ce6" style:family="table-cell" style:parent-style-name="Default" style:data-style-name="N0"/>
    <style:style style:name="ce7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chnique by Proportional Anatomy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2" office:value-type="string" calcext:value-type="string">
            <text:p>A. TRUNK:</text:p>
          </table:table-cell>
          <table:table-cell table:style-name="ce2" table:number-columns-repeated="16383"/>
        </table:table-row>
        <table:table-row table:style-name="ro2">
          <table:table-cell table:style-name="ce2" office:value-type="string" calcext:value-type="string">
            <text:p>AP Abdomen</text:p>
          </table:table-cell>
          <table:table-cell table:style-name="ce3" office:value-type="string" calcext:value-type="string">
            <text:p>all are roughly the equal to each other and equivalent to a Towne’s(Grashey) Skull)</text:p>
          </table:table-cell>
          <table:table-cell table:style-name="ce2" table:number-columns-repeated="3"/>
          <table:table-cell table:style-name="ce2" office:value-type="float" office:value="80" calcext:value-type="float">
            <text:p>80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final kVp</text:p>
          </table:table-cell>
          <table:table-cell table:style-name="ce8" office:value-type="string" calcext:value-type="string">
            <text:p>increase mAs 50% 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16373"/>
        </table:table-row>
        <table:table-row table:style-name="ro1">
          <table:table-cell table:style-name="ce2" office:value-type="string" calcext:value-type="string">
            <text:p>AP Pelvis</text:p>
          </table:table-cell>
          <table:table-cell table:style-name="ce2" table:number-columns-repeated="16383"/>
        </table:table-row>
        <table:table-row table:style-name="ro1">
          <table:table-cell table:style-name="ce2" office:value-type="string" calcext:value-type="string">
            <text:p>AP Hip</text:p>
          </table:table-cell>
          <table:table-cell table:style-name="ce2" table:number-columns-repeated="16383"/>
        </table:table-row>
        <table:table-row table:style-name="ro1">
          <table:table-cell table:style-name="ce2" office:value-type="string" calcext:value-type="string">
            <text:p>Lat Hip</text:p>
          </table:table-cell>
          <table:table-cell table:style-name="ce2" table:number-columns-repeated="16383"/>
        </table:table-row>
        <table:table-row table:style-name="ro1">
          <table:table-cell table:style-name="ce2" office:value-type="string" calcext:value-type="string">
            <text:p>AP Lumbar Spine</text:p>
          </table:table-cell>
          <table:table-cell table:style-name="ce2" table:number-columns-repeated="16383"/>
        </table:table-row>
        <table:table-row table:style-name="ro1">
          <table:table-cell table:style-name="ce2" office:value-type="string" calcext:value-type="string">
            <text:p>AP Dorsal Spine </text:p>
          </table:table-cell>
          <table:table-cell table:style-name="ce2" table:number-columns-repeated="16383"/>
        </table:table-row>
        <table:table-row table:style-name="ro1">
          <table:table-cell table:style-name="ce2" office:value-type="string" calcext:value-type="string">
            <text:p>30* Obliques on All Above = 1 ½ X AP </text:p>
          </table:table-cell>
          <table:table-cell table:style-name="ce2" table:number-columns-repeated="4"/>
          <table:table-cell table:style-name="ce2" table:formula="of:=[.F3]" office:value-type="float" office:value="80" calcext:value-type="float">
            <text:p>80</text:p>
          </table:table-cell>
          <table:table-cell table:style-name="ce2"/>
          <table:table-cell table:style-name="ce2" table:formula="of:=[.F9]*[.G3]*1.5" office:value-type="float" office:value="18" calcext:value-type="float">
            <text:p>18</text:p>
          </table:table-cell>
          <table:table-cell table:style-name="ce2" table:formula="of:=[.F9]+[.H9]" office:value-type="float" office:value="98" calcext:value-type="float">
            <text:p>98</text:p>
          </table:table-cell>
          <table:table-cell table:style-name="ce9" table:formula="of:=[.K3]*50%" office:value-type="float" office:value="5" calcext:value-type="float">
            <text:p>5</text:p>
          </table:table-cell>
          <table:table-cell table:style-name="ce2" table:formula="of:=[.K3]+[.J9]" office:value-type="float" office:value="15" calcext:value-type="float">
            <text:p>15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45* Obliques on all Above = 2 X AP (average thickness is about 4 cm)</text:p>
          </table:table-cell>
          <table:table-cell table:number-columns-repeated="4"/>
          <table:table-cell table:formula="of:=[.F3]" office:value-type="float" office:value="80" calcext:value-type="float">
            <text:p>80</text:p>
          </table:table-cell>
          <table:table-cell/>
          <table:table-cell table:formula="of:=[.F9]*[.G3]" office:value-type="float" office:value="12" calcext:value-type="float">
            <text:p>12</text:p>
          </table:table-cell>
          <table:table-cell table:formula="of:=[.F3]+[.H10]" office:value-type="float" office:value="92" calcext:value-type="float">
            <text:p>92</text:p>
          </table:table-cell>
          <table:table-cell table:formula="of:=[.K3]*50%" office:value-type="float" office:value="5" calcext:value-type="float">
            <text:p>5</text:p>
          </table:table-cell>
          <table:table-cell table:formula="of:=[.K3]+[.J10]"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aterals on All Above = 4X AP(average thickness increase is about 4cm)</text:p>
          </table:table-cell>
          <table:table-cell table:number-columns-repeated="4"/>
          <table:table-cell table:formula="of:=[.F3]" office:value-type="float" office:value="80" calcext:value-type="float">
            <text:p>80</text:p>
          </table:table-cell>
          <table:table-cell/>
          <table:table-cell table:formula="of:=[.F3]*[.G3]*2" office:value-type="float" office:value="24" calcext:value-type="float">
            <text:p>24</text:p>
          </table:table-cell>
          <table:table-cell table:formula="of:=[.F3]+[.H11]" office:value-type="float" office:value="104" calcext:value-type="float">
            <text:p>104</text:p>
          </table:table-cell>
          <table:table-cell/>
          <table:table-cell table:formula="of:=[.K3]*4" office:value-type="float" office:value="40" calcext:value-type="float">
            <text:p>40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number-columns-repeated="16380"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[.F15]*[.G3]" office:value-type="float" office:value="13.8" calcext:value-type="float">
            <text:p>13.8</text:p>
          </table:table-cell>
          <table:table-cell table:formula="of:=[.F15]+[.G15]" office:value-type="float" office:value="105.8" calcext:value-type="float">
            <text:p>105.8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B. SKULL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" office:value-type="float" office:value="0.666666666666667" calcext:value-type="float">
            <text:p><text:s/>2/3</text:p>
          </table:table-cell>
          <table:table-cell office:value-type="string" calcext:value-type="string">
            <text:p>2x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/Caldwell = 2/3 Abdomen = 2/3 Townes = 2 X lateral = 2 x C-Spine</text:p>
          </table:table-cell>
          <table:table-cell table:number-columns-repeated="4"/>
          <table:table-cell table:style-name="ce4" office:value-type="float" office:value="0.666666666666667" calcext:value-type="float">
            <text:p><text:s/>2/3</text:p>
          </table:table-cell>
          <table:table-cell table:formula="of:=[.F19]*[.F18]" office:value-type="float" office:value="6.66666666666667" calcext:value-type="float">
            <text:p>6.66666666666667</text:p>
          </table:table-cell>
          <table:table-cell table:formula="of:=[.F18]*2" office:value-type="float" office:value="20" calcext:value-type="float">
            <text:p>2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K19]*[.$L$18]" office:value-type="float" office:value="57.5" calcext:value-type="float">
            <text:p>57.5</text:p>
          </table:table-cell>
          <table:table-cell table:formula="of:=[.K19]*[.M18]" office:value-type="float" office:value="42.5" calcext:value-type="float">
            <text:p>42.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ateral = ½ C-Spine = Shoulder =Femur = PA OR AP grid Chest</text:p>
          </table:table-cell>
          <table:table-cell table:number-columns-repeated="10"/>
          <table:table-cell table:formula="of:=[.L19]*[.$L$18]" office:value-type="float" office:value="66.125" calcext:value-type="float">
            <text:p>66.125</text:p>
          </table:table-cell>
          <table:table-cell table:formula="of:=[.M19]*[.$M$18]" office:value-type="float" office:value="36.125" calcext:value-type="float">
            <text:p>36.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ateral Sinus = 1/3 PA</text:p>
          </table:table-cell>
          <table:table-cell table:number-columns-repeated="10"/>
          <table:table-cell table:formula="of:=[.L20]*[.$L$18]" office:value-type="float" office:value="76.04375" calcext:value-type="float">
            <text:p>76.04375</text:p>
          </table:table-cell>
          <table:table-cell table:formula="of:=[.M20]*[.$M$18]" office:value-type="float" office:value="30.70625" calcext:value-type="float">
            <text:p>30.706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ownes = 1 1/3 x PA = 3 x Lateral = AP Abdomen</text:p>
          </table:table-cell>
          <table:table-cell table:number-columns-repeated="10"/>
          <table:table-cell table:formula="of:=[.L21]*[.$L$18]" office:value-type="float" office:value="87.4503125" calcext:value-type="float">
            <text:p>87.4503125</text:p>
          </table:table-cell>
          <table:table-cell table:formula="of:=[.M21]*[.$M$18]" office:value-type="float" office:value="26.1003125" calcext:value-type="float">
            <text:p>26.1003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ubmentovertex = Townes(1 ½ x PA)</text:p>
          </table:table-cell>
          <table:table-cell table:number-columns-repeated="10"/>
          <table:table-cell table:formula="of:=[.L22]*[.$L$18]" office:value-type="float" office:value="100.567859375" calcext:value-type="float">
            <text:p>100.567859375</text:p>
          </table:table-cell>
          <table:table-cell table:formula="of:=[.M22]*[.$M$18]" office:value-type="float" office:value="22.185265625" calcext:value-type="float">
            <text:p>22.1852656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aters = PA + 4 – 6 kVp</text:p>
          </table:table-cell>
          <table:table-cell table:number-columns-repeated="10"/>
          <table:table-cell table:formula="of:=[.L23]*[.$L$18]" office:value-type="float" office:value="115.65303828125" calcext:value-type="float">
            <text:p>115.65303828125</text:p>
          </table:table-cell>
          <table:table-cell table:formula="of:=[.M23]*[.$M$18]" office:value-type="float" office:value="18.85747578125" calcext:value-type="float">
            <text:p>18.857475781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ndibles Mastoiss etc = roughly 1/3 PA</text:p>
          </table:table-cell>
          <table:table-cell table:number-columns-repeated="10"/>
          <table:table-cell table:formula="of:=[.L24]*[.$L$18]" office:value-type="float" office:value="133.000994023437" calcext:value-type="float">
            <text:p>133.000994023437</text:p>
          </table:table-cell>
          <table:table-cell table:formula="of:=[.M24]*[.$M$18]" office:value-type="float" office:value="16.0288544140625" calcext:value-type="float">
            <text:p>16.0288544140625</text:p>
          </table:table-cell>
          <table:table-cell table:number-columns-repeated="16371"/>
        </table:table-row>
        <table:table-row table:style-name="ro1">
          <table:table-cell table:number-columns-repeated="11"/>
          <table:table-cell table:formula="of:=[.L25]*[.$L$18]" office:value-type="float" office:value="152.951143126953" calcext:value-type="float">
            <text:p>152.951143126953</text:p>
          </table:table-cell>
          <table:table-cell table:formula="of:=[.M25]*[.$M$18]" office:value-type="float" office:value="13.6245262519531" calcext:value-type="float">
            <text:p>13.6245262519531</text:p>
          </table:table-cell>
          <table:table-cell table:number-columns-repeated="16371"/>
        </table:table-row>
        <table:table-row table:style-name="ro1">
          <table:table-cell table:number-columns-repeated="11"/>
          <table:table-cell table:formula="of:=[.L26]*[.$L$18]" office:value-type="float" office:value="175.893814595996" calcext:value-type="float">
            <text:p>175.893814595996</text:p>
          </table:table-cell>
          <table:table-cell table:formula="of:=[.M26]*[.$M$18]" office:value-type="float" office:value="11.5808473141602" calcext:value-type="float">
            <text:p>11.5808473141602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666666666666667" calcext:value-type="float">
            <text:p><text:s/>2/3</text:p>
          </table:table-cell>
          <table:table-cell table:formula="of:=[.B28]*[.A28]" office:value-type="float" office:value="6.66666666666667" calcext:value-type="float">
            <text:p>6.66666666666667</text:p>
          </table:table-cell>
          <table:table-cell table:number-columns-repeated="8"/>
          <table:table-cell table:formula="of:=[.L27]*[.$L$18]" office:value-type="float" office:value="202.277886785395" calcext:value-type="float">
            <text:p>202.277886785395</text:p>
          </table:table-cell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9:45:38.719000000</meta:creation-date>
    <dc:date>2024-02-10T19:36:00.324000000</dc:date>
    <meta:editing-duration>P1DT23H50M21S</meta:editing-duration>
    <meta:editing-cycles>5</meta:editing-cycles>
    <meta:generator>LibreOffice/7.4.3.2$Windows_X86_64 LibreOffice_project/1048a8393ae2eeec98dff31b5c133c5f1d08b890</meta:generator>
    <meta:document-statistic meta:table-count="1" meta:cell-count="75" meta:object-count="0"/>
  </office:meta>
</office:document-meta>
</file>